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First_20_Page">
      <style:paragraph-properties fo:text-align="center" style:justify-single-word="false" style:page-number="auto"/>
      <style:text-properties fo:font-size="28pt" officeooo:paragraph-rsid="000a9ef9" style:font-size-asian="28pt" style:font-size-complex="28pt"/>
    </style:style>
    <style:style style:name="P2" style:family="paragraph" style:parent-style-name="Text_20_body">
      <style:paragraph-properties fo:text-align="start" style:justify-single-word="false"/>
      <style:text-properties officeooo:paragraph-rsid="000a9ef9"/>
    </style:style>
    <style:style style:name="P3" style:family="paragraph" style:parent-style-name="Text_20_body">
      <style:paragraph-properties fo:text-align="start" style:justify-single-word="false"/>
      <style:text-properties officeooo:rsid="000a9ef9" officeooo:paragraph-rsid="000a9ef9"/>
    </style:style>
    <style:style style:name="P4" style:family="paragraph" style:parent-style-name="Standard">
      <style:text-properties officeooo:rsid="000a9ef9" officeooo:paragraph-rsid="000a9ef9"/>
    </style:style>
    <style:style style:name="P5" style:family="paragraph" style:parent-style-name="Standard">
      <style:text-properties officeooo:paragraph-rsid="000a9ef9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Standard" style:master-page-name="Start_20_page_20_3">
      <style:paragraph-properties style:page-number="1"/>
    </style:style>
    <style:style style:name="P10" style:family="paragraph" style:parent-style-name="Standard">
      <style:text-properties officeooo:paragraph-rsid="000d7ff0"/>
    </style:style>
    <style:style style:name="P11" style:family="paragraph" style:parent-style-name="Text_20_body">
      <style:text-properties fo:font-style="italic" officeooo:rsid="000eac1c" officeooo:paragraph-rsid="000eac1c" style:font-style-asian="italic" style:font-style-complex="italic"/>
    </style:style>
    <style:style style:name="P12" style:family="paragraph" style:parent-style-name="Heading_20_2">
      <style:text-properties officeooo:paragraph-rsid="000eac1c"/>
    </style:style>
    <style:style style:name="P13" style:family="paragraph" style:parent-style-name="Text_20_body" style:list-style-name="L1">
      <style:text-properties officeooo:rsid="000eac1c" officeooo:paragraph-rsid="000eac1c"/>
    </style:style>
    <style:style style:name="P14" style:family="paragraph" style:parent-style-name="Text_20_body" style:list-style-name="L2">
      <style:text-properties fo:font-style="italic" officeooo:rsid="000eac1c" officeooo:paragraph-rsid="000eac1c" style:font-style-asian="italic" style:font-style-complex="italic"/>
    </style:style>
    <style:style style:name="P15" style:family="paragraph" style:parent-style-name="Text_20_body" style:list-style-name="L3">
      <style:text-properties fo:font-style="italic" officeooo:rsid="000eac1c" officeooo:paragraph-rsid="000eac1c" style:font-style-asian="italic" style:font-style-complex="italic"/>
    </style:style>
    <style:style style:name="P16" style:family="paragraph" style:parent-style-name="Text_20_body" style:list-style-name="L4">
      <style:text-properties fo:font-style="italic" officeooo:rsid="000eac1c" officeooo:paragraph-rsid="000eac1c" style:font-style-asian="italic" style:font-style-complex="italic"/>
    </style:style>
    <style:style style:name="P17" style:family="paragraph" style:parent-style-name="Text_20_body" style:list-style-name="L5">
      <style:text-properties fo:font-style="italic" officeooo:rsid="000eac1c" officeooo:paragraph-rsid="000eac1c" style:font-style-asian="italic" style:font-style-complex="italic"/>
    </style:style>
    <style:style style:name="P18" style:family="paragraph" style:parent-style-name="Text_20_body" style:list-style-name="L6">
      <style:text-properties fo:font-style="italic" officeooo:rsid="000eac1c" officeooo:paragraph-rsid="000eac1c" style:font-style-asian="italic" style:font-style-complex="italic"/>
    </style:style>
    <style:style style:name="P19" style:family="paragraph" style:parent-style-name="Text_20_body" style:list-style-name="L7">
      <style:text-properties fo:font-style="italic" officeooo:rsid="000eac1c" officeooo:paragraph-rsid="000eac1c" style:font-style-asian="italic" style:font-style-complex="italic"/>
    </style:style>
    <style:style style:name="P20" style:family="paragraph" style:parent-style-name="Text_20_body">
      <style:text-properties officeooo:paragraph-rsid="000eac1c"/>
    </style:style>
    <style:style style:name="T1" style:family="text">
      <style:text-properties officeooo:rsid="000a9ef9"/>
    </style:style>
    <style:style style:name="T2" style:family="text">
      <style:text-properties officeooo:rsid="000d7ff0"/>
    </style:style>
    <style:style style:name="T3" style:family="text">
      <style:text-properties officeooo:rsid="000eac1c"/>
    </style:style>
    <style:style style:name="T4" style:family="text">
      <style:text-properties fo:font-style="italic" officeooo:rsid="000eac1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_1442928061"/><text:span text:style-name="T1">Goddit – reddit in Go</text:span><text:bookmark-end text:name="__RefHeading___Toc3_1442928061"/></text:h>
      <text:p text:style-name="P2"/>
      <text:p text:style-name="P3">Name: Buster Antvorskov (buan0001)</text:p>
      <text:p text:style-name="P2"><text:span text:style-name="T1">Delivery date: 07/10/2025</text:span></text:p>
      <text:p text:style-name="P4">To be added in final report:</text:p>
      <text:p text:style-name="P5">➢ Group number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Table of Contents</text:p>
          </text:index-title>
          <text:p text:style-name="P7"><text:a xlink:type="simple" xlink:href="#__RefHeading___Toc3_1442928061" text:style-name="Index_20_Link" text:visited-style-name="Index_20_Link">Goddit – reddit in Go<text:tab/>1</text:a></text:p>
          <text:p text:style-name="P7"><text:a xlink:type="simple" xlink:href="#__RefHeading___Toc300_1442928061" text:style-name="Index_20_Link" text:visited-style-name="Index_20_Link">1. Introduction<text:tab/>2</text:a></text:p>
          <text:p text:style-name="P8"><text:a xlink:type="simple" xlink:href="#__RefHeading___Toc1013_1442928061" text:style-name="Index_20_Link" text:visited-style-name="Index_20_Link">Problem description (+ architecture schema of the whole system)<text:tab/>2</text:a></text:p>
          <text:p text:style-name="P7"><text:a xlink:type="simple" xlink:href="#__RefHeading___Toc808_1442928061" text:style-name="Index_20_Link" text:visited-style-name="Index_20_Link">2. Relational database<text:tab/>2</text:a></text:p>
          <text:p text:style-name="P8"><text:a xlink:type="simple" xlink:href="#__RefHeading___Toc1015_1442928061" text:style-name="Index_20_Link" text:visited-style-name="Index_20_Link">2.1. Intro to relational databases<text:tab/>2</text:a></text:p>
          <text:p text:style-name="P8"><text:a xlink:type="simple" xlink:href="#__RefHeading___Toc1017_1442928061" text:style-name="Index_20_Link" text:visited-style-name="Index_20_Link">2.2. Database design<text:tab/>2</text:a></text:p>
          <text:p text:style-name="P8"><text:a xlink:type="simple" xlink:href="#__RefHeading___Toc1019_1442928061" text:style-name="Index_20_Link" text:visited-style-name="Index_20_Link">2.2.1. Entity/Relationship Model (Conceptual -&gt; Logical -&gt; Physical model)<text:tab/>2</text:a></text:p>
          <text:p text:style-name="P8"><text:a xlink:type="simple" xlink:href="#__RefHeading___Toc1021_1442928061" text:style-name="Index_20_Link" text:visited-style-name="Index_20_Link">2.2.3. Normalization process<text:tab/>2</text:a></text:p>
          <text:p text:style-name="P8"><text:a xlink:type="simple" xlink:href="#__RefHeading___Toc1023_1442928061" text:style-name="Index_20_Link" text:visited-style-name="Index_20_Link">2.3. Physical data model<text:tab/>2</text:a></text:p>
          <text:p text:style-name="P8"><text:a xlink:type="simple" xlink:href="#__RefHeading___Toc1025_1442928061" text:style-name="Index_20_Link" text:visited-style-name="Index_20_Link">2.3.1. Data types<text:tab/>2</text:a></text:p>
          <text:p text:style-name="P8"><text:a xlink:type="simple" xlink:href="#__RefHeading___Toc1027_1442928061" text:style-name="Index_20_Link" text:visited-style-name="Index_20_Link">2.3.2. Primary and foreign<text:tab/>2</text:a></text:p>
          <text:p text:style-name="P8"><text:a xlink:type="simple" xlink:href="#__RefHeading___Toc1029_1442928061" text:style-name="Index_20_Link" text:visited-style-name="Index_20_Link">2.3.3. Indexes<text:tab/>2</text:a></text:p>
          <text:p text:style-name="P8"><text:a xlink:type="simple" xlink:href="#__RefHeading___Toc1031_1442928061" text:style-name="Index_20_Link" text:visited-style-name="Index_20_Link">2.3.4. Constraints and referential integrity<text:tab/>3</text:a></text:p>
          <text:p text:style-name="P8"><text:a xlink:type="simple" xlink:href="#__RefHeading___Toc1033_1442928061" text:style-name="Index_20_Link" text:visited-style-name="Index_20_Link">2.4. Stored objects – stored procedures / functions, views, triggers, events<text:tab/>3</text:a></text:p>
          <text:p text:style-name="P8"><text:a xlink:type="simple" xlink:href="#__RefHeading___Toc1035_1442928061" text:style-name="Index_20_Link" text:visited-style-name="Index_20_Link">2.5. Transactions. Explanation of the structure and implementation of transactions<text:tab/>3</text:a></text:p>
          <text:p text:style-name="P8"><text:a xlink:type="simple" xlink:href="#__RefHeading___Toc1037_1442928061" text:style-name="Index_20_Link" text:visited-style-name="Index_20_Link">2.6. Auditing. Explanation of the audit structure implemented with triggers 9<text:tab/>3</text:a></text:p>
          <text:p text:style-name="P8"><text:a xlink:type="simple" xlink:href="#__RefHeading___Toc1039_1442928061" text:style-name="Index_20_Link" text:visited-style-name="Index_20_Link">2.7. Security.<text:tab/>3</text:a></text:p>
          <text:p text:style-name="P8"><text:a xlink:type="simple" xlink:href="#__RefHeading___Toc1041_1442928061" text:style-name="Index_20_Link" text:visited-style-name="Index_20_Link">2.7.1. Explanation of users and privileges<text:tab/>3</text:a></text:p>
          <text:p text:style-name="P8"><text:a xlink:type="simple" xlink:href="#__RefHeading___Toc1043_1442928061" text:style-name="Index_20_Link" text:visited-style-name="Index_20_Link">2.7.2. SQL Injection – what is it and how it is dealt with in the project?<text:tab/>3</text:a></text:p>
          <text:p text:style-name="P8"><text:a xlink:type="simple" xlink:href="#__RefHeading___Toc1045_1442928061" text:style-name="Index_20_Link" text:visited-style-name="Index_20_Link">2.8. Description of the CRUD application for RDBMS<text:tab/>3</text:a></text:p>
          <text:p text:style-name="P8"><text:a xlink:type="simple" xlink:href="#__RefHeading___Toc1047_1442928061" text:style-name="Index_20_Link" text:visited-style-name="Index_20_Link">• Mainly the data layer – models, repositories, etc. but also mention the other layers like<text:tab/>4</text:a></text:p>
          <text:p text:style-name="P8"><text:a xlink:type="simple" xlink:href="#__RefHeading___Toc1049_1442928061" text:style-name="Index_20_Link" text:visited-style-name="Index_20_Link">services and controllers.<text:tab/>4</text:a></text:p>
          <text:p text:style-name="P8"><text:a xlink:type="simple" xlink:href="#__RefHeading___Toc1051_1442928061" text:style-name="Index_20_Link" text:visited-style-name="Index_20_Link">• Graphical schema of the backend modules (model, repository, service, controller, etc).<text:tab/>4</text:a></text:p>
          <text:p text:style-name="P8"><text:a xlink:type="simple" xlink:href="#__RefHeading___Toc1053_1442928061" text:style-name="Index_20_Link" text:visited-style-name="Index_20_Link">• Other relevant topics like transactions, calling the stored procedures, security…<text:tab/>4</text:a></text:p>
        </text:index-body>
      </text:table-of-content>
      <text:p text:style-name="Standard"/>
      <text:p text:style-name="Standard"/>
      <text:p text:style-name="P9"/>
      <text:p text:style-name="P10">Final Project Report</text:p>
      <text:p text:style-name="P10">The final report will have a big influence on the exam grade. It is the only information that is </text:p>
      <text:p text:style-name="P10">accessible to the external censor prior to the oral exam.</text:p>
      <text:p text:style-name="P10"/>
      <text:p text:style-name="P10"><text:span text:style-name="T2">The </text:span>report should have this structure:</text:p>
      <text:h text:style-name="Heading_20_1" text:outline-level="1"><text:bookmark-start text:name="__RefHeading___Toc300_1442928061"/>1. Introduction<text:bookmark-end text:name="__RefHeading___Toc300_1442928061"/></text:h>
      <text:h text:style-name="Heading_20_2" text:outline-level="2"><text:bookmark-start text:name="__RefHeading___Toc1013_1442928061"/><text:span text:style-name="T3">1.1 </text:span>Problem description (+ architecture schema of the whole system)<text:bookmark-end text:name="__RefHeading___Toc1013_1442928061"/></text:h>
      <text:p text:style-name="P11">System Schema is not ready yet. Will be filled out once a backend is attached</text:p>
      <text:h text:style-name="Heading_20_2" text:outline-level="2">1.2. Explanation of choices for databases and programming languages, and other tools.</text:h>
      <text:p text:style-name="P11">No real technology choices have been made yet. Will be filled out once a backend is attached</text:p>
      <text:h text:style-name="Heading_20_1" text:outline-level="1"><text:bookmark-start text:name="__RefHeading___Toc808_1442928061"/>2. Relational database<text:bookmark-end text:name="__RefHeading___Toc808_1442928061"/></text:h>
      <text:h text:style-name="Heading_20_2" text:outline-level="2"><text:bookmark-start text:name="__RefHeading___Toc1015_1442928061"/>2.1. Intro to relational databases<text:bookmark-end text:name="__RefHeading___Toc1015_1442928061"/></text:h>
      <text:h text:style-name="Heading_20_2" text:outline-level="2"/>
      <text:h text:style-name="Heading_20_2" text:outline-level="2"><text:bookmark-start text:name="__RefHeading___Toc1017_1442928061"/>2.2. Database design<text:bookmark-end text:name="__RefHeading___Toc1017_1442928061"/></text:h>
      <text:h text:style-name="Heading_20_2" text:outline-level="2"/>
      <text:h text:style-name="P12" text:outline-level="2"><text:bookmark-start text:name="__RefHeading___Toc1019_1442928061"/>2.2.1. Entity/Relationship Model (Conceptual -&gt; Logical -&gt; Physical model)<text:bookmark-end text:name="__RefHeading___Toc1019_1442928061"/></text:h>
      <text:list text:style-name="L1">
        <text:list-item>
          <text:list>
            <text:list-item>
              <text:p text:style-name="P13"><text:span text:style-name="T4">D</text:span><text:span text:style-name="T5">iagram here?</text:span></text:p>
            </text:list-item>
          </text:list>
        </text:list-item>
      </text:list>
      <text:h text:style-name="Heading_20_2" text:outline-level="2"><text:bookmark-start text:name="__RefHeading___Toc1021_1442928061"/>2.2.<text:span text:style-name="T3">2</text:span>. Normalization process<text:bookmark-end text:name="__RefHeading___Toc1021_1442928061"/></text:h>
      <text:list text:style-name="L2">
        <text:list-item>
          <text:p text:style-name="P14">Purpose?</text:p>
        </text:list-item>
        <text:list-item>
          <text:p text:style-name="P14">Flexibility in queries</text:p>
        </text:list-item>
        <text:list-item>
          <text:p text:style-name="P14">Data consistency</text:p>
        </text:list-item>
        <text:list-item>
          <text:p text:style-name="P14">Easier maintainability</text:p>
        </text:list-item>
      </text:list>
      <text:h text:style-name="Heading_20_2" text:outline-level="2"><text:bookmark-start text:name="__RefHeading___Toc1023_1442928061"/>2.3. Physical data model<text:bookmark-end text:name="__RefHeading___Toc1023_1442928061"/></text:h>
      <text:p text:style-name="P11">Anything here or just header?</text:p>
      <text:h text:style-name="Heading_20_2" text:outline-level="2"><text:bookmark-start text:name="__RefHeading___Toc1025_1442928061"/><text:soft-page-break/>2.3.1. Data types<text:bookmark-end text:name="__RefHeading___Toc1025_1442928061"/></text:h>
      <text:list text:style-name="L3">
        <text:list-item>
          <text:p text:style-name="P15">Implications of different data types?</text:p>
        </text:list-item>
        <text:list-item>
          <text:p text:style-name="P15">Size of the types?</text:p>
        </text:list-item>
        <text:list-item>
          <text:p text:style-name="P15">Restrictions by using different types?</text:p>
        </text:list-item>
      </text:list>
      <text:h text:style-name="Heading_20_2" text:outline-level="2"><text:bookmark-start text:name="__RefHeading___Toc1027_1442928061"/>2.3.2. Primary and foreign <text:bookmark-end text:name="__RefHeading___Toc1027_1442928061"/></text:h>
      <text:list text:style-name="L4">
        <text:list-item>
          <text:p text:style-name="P16">What is the purpose of them?</text:p>
        </text:list-item>
        <text:list-item>
          <text:p text:style-name="P16">How are they being used?</text:p>
        </text:list-item>
      </text:list>
      <text:h text:style-name="Heading_20_2" text:outline-level="2"><text:bookmark-start text:name="__RefHeading___Toc1029_1442928061"/>2.3.3. Indexes<text:bookmark-end text:name="__RefHeading___Toc1029_1442928061"/></text:h>
      <text:list text:style-name="L5">
        <text:list-item>
          <text:p text:style-name="P17">What is their purpose?</text:p>
        </text:list-item>
        <text:list-item>
          <text:p text:style-name="P17">Speed difference</text:p>
        </text:list-item>
        <text:list-item>
          <text:p text:style-name="P17">Trade-off in storage</text:p>
        </text:list-item>
      </text:list>
      <text:h text:style-name="Heading_20_2" text:outline-level="2"><text:bookmark-start text:name="__RefHeading___Toc1031_1442928061"/>2.3.4. Constraints and referential integrity<text:bookmark-end text:name="__RefHeading___Toc1031_1442928061"/></text:h>
      <text:list text:style-name="L6">
        <text:list-item>
          <text:p text:style-name="P18">Maintaining normalization</text:p>
        </text:list-item>
        <text:list-item>
          <text:p text:style-name="P18">“single source of truth”</text:p>
        </text:list-item>
        <text:list-item>
          <text:p text:style-name="P18">No “dangling” data</text:p>
        </text:list-item>
      </text:list>
      <text:h text:style-name="Heading_20_2" text:outline-level="2"><text:bookmark-start text:name="__RefHeading___Toc1033_1442928061"/>2.4. Stored objects – stored procedures / functions, views, triggers, events<text:bookmark-end text:name="__RefHeading___Toc1033_1442928061"/></text:h>
      <text:list text:style-name="L7">
        <text:list-item>
          <text:p text:style-name="P19">Database programming vs. application programming</text:p>
        </text:list-item>
        <text:list-item>
          <text:p text:style-name="P19">Pros and cons (less network traffic, harder to interact with from the app)</text:p>
        </text:list-item>
        <text:list-item>
          <text:p text:style-name="P19"/>
        </text:list-item>
      </text:list>
      <text:h text:style-name="Heading_20_2" text:outline-level="2"><text:bookmark-start text:name="__RefHeading___Toc1035_1442928061"/>2.5. Transactions. Explanation of the structure and implementation of transactions<text:bookmark-end text:name="__RefHeading___Toc1035_1442928061"/></text:h>
      <text:p text:style-name="P11"><text:span text:style-name="T4">Not yet implemented</text:span></text:p>
      <text:h text:style-name="Heading_20_2" text:outline-level="2"><text:bookmark-start text:name="__RefHeading___Toc1037_1442928061"/>2.6. Auditing. Explanation of the audit structure implemented with triggers<text:bookmark-end text:name="__RefHeading___Toc1037_1442928061"/></text:h>
      <text:p text:style-name="P11"><text:span text:style-name="T4">Not yet implemented</text:span></text:p>
      <text:h text:style-name="Heading_20_2" text:outline-level="2"><text:bookmark-start text:name="__RefHeading___Toc1039_1442928061"/>2.7. Security. <text:bookmark-end text:name="__RefHeading___Toc1039_1442928061"/></text:h>
      <text:p text:style-name="P11">Not yet implemented</text:p>
      <text:h text:style-name="Heading_20_2" text:outline-level="2"><text:bookmark-start text:name="__RefHeading___Toc1041_1442928061"/><text:soft-page-break/>2.7.1. Explanation of users and privileges<text:bookmark-end text:name="__RefHeading___Toc1041_1442928061"/></text:h>
      <text:p text:style-name="P11"><text:span text:style-name="T4">Not yet implemented</text:span></text:p>
      <text:h text:style-name="Heading_20_2" text:outline-level="2"><text:bookmark-start text:name="__RefHeading___Toc1043_1442928061"/>2.7.2. SQL Injection – what is it and how it is dealt with in the project?<text:bookmark-end text:name="__RefHeading___Toc1043_1442928061"/></text:h>
      <text:p text:style-name="P11"><text:span text:style-name="T4">Not yet implemented</text:span></text:p>
      <text:h text:style-name="Heading_20_2" text:outline-level="2"><text:bookmark-start text:name="__RefHeading___Toc1045_1442928061"/>2.8. Description of the CRUD application for RDBMS<text:bookmark-end text:name="__RefHeading___Toc1045_1442928061"/></text:h>
      <text:p text:style-name="P20"><text:span text:style-name="T4">Not yet implement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c1921" officeooo:paragraph-rsid="000c1921"/>
    </style:style>
    <style:style style:name="MP2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Start_20_page_20_3" style:display-name="Start page 3" style:page-layout-name="Mpm4">
      <style:footer>
        <text:p text:style-name="MP2"><text:page-number text:select-page="current">3</text:page-number></text:p>
      </style:footer>
    </style:master-page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Endnote" style:page-layout-name="Mpm3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4:36:36.808930200</meta:creation-date>
    <dc:date>2025-10-07T17:05:30.867607100</dc:date>
    <meta:editing-duration>PT1H39M13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5" meta:paragraph-count="83" meta:word-count="516" meta:character-count="3193" meta:non-whitespace-character-count="2768"/>
  </office:meta>
</office:document-meta>
</file>